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ato" svg:font-family="Lato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0846in" fo:margin-right="0.1008in" fo:margin-top="0.0508in" fo:margin-bottom="0in" style:contextual-spacing="false" fo:line-height="104%" fo:text-align="start" style:justify-single-word="false"/>
      <style:text-properties fo:language="zxx" fo:country="none" fo:background-color="#ffff6d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language="zxx" fo:country="none" fo:background-color="#ffff6d" style:language-asian="zxx" style:country-asian="none" style:language-complex="zxx" style:country-complex="none"/>
    </style:style>
    <style:style style:name="P3" style:family="paragraph" style:parent-style-name="Standard">
      <style:paragraph-properties fo:margin-top="0in" fo:margin-bottom="0.0626in" style:contextual-spacing="false" fo:line-height="100%" fo:text-align="start" style:justify-single-word="false"/>
      <style:text-properties fo:language="zxx" fo:country="none" fo:background-color="#b4c7dc" style:language-asian="zxx" style:country-asian="none" style:language-complex="zxx" style:country-complex="none"/>
    </style:style>
    <style:style style:name="P4" style:family="paragraph" style:parent-style-name="Standard">
      <style:paragraph-properties fo:margin-top="0in" fo:margin-bottom="0.0626in" style:contextual-spacing="false" fo:line-height="100%" fo:text-align="start" style:justify-single-word="false" style:vertical-align="baseline"/>
      <style:text-properties fo:language="zxx" fo:country="none" fo:background-color="#b4c7dc" style:language-asian="zxx" style:country-asian="none" style:language-complex="zxx" style:country-complex="none"/>
    </style:style>
    <style:style style:name="P5" style:family="paragraph" style:parent-style-name="Standard">
      <style:paragraph-properties fo:margin-top="0in" fo:margin-bottom="0.0626in" style:contextual-spacing="false" fo:line-height="100%" fo:text-align="start" style:justify-single-word="false"/>
      <style:text-properties fo:color="#000000" loext:opacity="100%" style:font-name="Lato" fo:font-size="16pt" fo:language="zxx" fo:country="none" fo:font-weight="bold" fo:background-color="#b4c7dc" style:font-name-asian="Times New Roman1" style:font-size-asian="16pt" style:language-asian="zxx" style:country-asian="none" style:font-weight-asian="bold" style:font-name-complex="Times New Roman1" style:font-size-complex="16pt" style:language-complex="zxx" style:country-complex="none"/>
    </style:style>
    <style:style style:name="P6" style:family="paragraph" style:parent-style-name="Standard">
      <style:paragraph-properties fo:margin-top="0in" fo:margin-bottom="0.0626in" style:contextual-spacing="false" fo:line-height="100%" fo:text-align="start" style:justify-single-word="false" style:vertical-align="baseline"/>
      <style:text-properties fo:color="#000000" loext:opacity="100%" style:font-name="Lato" fo:font-size="20pt" fo:language="zxx" fo:country="none" style:font-name-asian="Times New Roman1" style:font-size-asian="20pt" style:language-asian="zxx" style:country-asian="none" style:font-name-complex="Times New Roman1" style:font-size-complex="20pt" style:language-complex="zxx" style:country-complex="none"/>
    </style:style>
    <style:style style:name="P7" style:family="paragraph" style:parent-style-name="Standard">
      <style:paragraph-properties fo:margin-top="0in" fo:margin-bottom="0.0626in" style:contextual-spacing="false" fo:line-height="100%" fo:text-align="start" style:justify-single-word="false" style:vertical-align="baseline"/>
      <style:text-properties fo:color="#000000" loext:opacity="100%" style:font-name="Lato" fo:font-size="20pt" fo:language="zxx" fo:country="none" fo:background-color="#b4c7dc" style:font-name-asian="Times New Roman1" style:font-size-asian="20pt" style:language-asian="zxx" style:country-asian="none" style:font-name-complex="Times New Roman1" style:font-size-complex="20pt" style:language-complex="zxx" style:country-complex="none"/>
    </style:style>
    <style:style style:name="P8" style:family="paragraph" style:parent-style-name="Standard">
      <style:paragraph-properties fo:margin-top="0in" fo:margin-bottom="0.0626in" style:contextual-spacing="false" fo:line-height="100%" fo:text-align="start" style:justify-single-word="false" style:vertical-align="baseline"/>
      <style:text-properties fo:color="#000000" loext:opacity="100%" style:font-name="Lato" fo:font-size="20pt" fo:language="zxx" fo:country="none" officeooo:paragraph-rsid="001e9717" fo:background-color="#b4c7dc" style:font-name-asian="Times New Roman1" style:font-size-asian="20pt" style:language-asian="zxx" style:country-asian="none" style:font-name-complex="Times New Roman1" style:font-size-complex="20pt" style:language-complex="zxx" style:country-complex="none"/>
    </style:style>
    <style:style style:name="P9" style:family="paragraph" style:parent-style-name="Standard">
      <style:paragraph-properties fo:margin-top="0in" fo:margin-bottom="0.0626in" style:contextual-spacing="false" fo:line-height="100%" fo:text-align="start" style:justify-single-word="false" style:vertical-align="baseline"/>
      <style:text-properties fo:color="#000000" loext:opacity="100%" style:font-name="Arial" fo:font-size="14pt" fo:language="zxx" fo:country="none" fo:font-weight="bold" fo:background-color="#ffff6d" style:font-size-asian="14pt" style:language-asian="zxx" style:country-asian="none" style:font-weight-asian="bold" style:font-name-complex="Arial1" style:font-size-complex="14pt" style:language-complex="zxx" style:country-complex="none" style:font-weight-complex="bold"/>
    </style:style>
    <style:style style:name="P10" style:family="paragraph" style:parent-style-name="Normal_20__28_Web_29_">
      <loext:graphic-properties draw:fill="solid" draw:fill-color="#ffffff"/>
      <style:paragraph-properties fo:margin-top="0in" fo:margin-bottom="0.1043in" style:contextual-spacing="false" fo:text-align="start" style:justify-single-word="false" fo:background-color="#ffffff"/>
      <style:text-properties fo:color="#000000" loext:opacity="100%" style:font-name="Arial" fo:font-size="18pt" fo:language="zxx" fo:country="none" officeooo:rsid="001e9717" officeooo:paragraph-rsid="001e9717" fo:background-color="#81aca6" style:font-size-asian="18pt" style:language-asian="zxx" style:country-asian="none" style:font-name-complex="Arial1" style:font-size-complex="18pt" style:language-complex="zxx" style:country-complex="none"/>
    </style:style>
    <style:style style:name="P11" style:family="paragraph" style:parent-style-name="Normal_20__28_Web_29_">
      <loext:graphic-properties draw:fill="solid" draw:fill-color="#ffffff"/>
      <style:paragraph-properties fo:margin-top="0in" fo:margin-bottom="0.1043in" style:contextual-spacing="false" fo:text-align="start" style:justify-single-word="false" fo:background-color="#ffffff"/>
      <style:text-properties fo:color="#000000" loext:opacity="100%" style:font-name="Arial" fo:font-size="18pt" fo:language="zxx" fo:country="none" fo:background-color="#81aca6" style:font-size-asian="18pt" style:language-asian="zxx" style:country-asian="none" style:font-name-complex="Arial1" style:font-size-complex="18pt" style:language-complex="zxx" style:country-complex="none"/>
    </style:style>
    <style:style style:name="P12" style:family="paragraph" style:parent-style-name="Normal_20__28_Web_29_">
      <loext:graphic-properties draw:fill="solid" draw:fill-color="#ffffff"/>
      <style:paragraph-properties fo:margin-top="0in" fo:margin-bottom="0.1043in" style:contextual-spacing="false" fo:text-align="start" style:justify-single-word="false" fo:background-color="#ffffff"/>
      <style:text-properties fo:color="#000000" loext:opacity="100%" style:font-name="Arial" fo:font-size="18pt" fo:language="zxx" fo:country="none" officeooo:paragraph-rsid="001e9717" fo:background-color="#81aca6" style:font-size-asian="18pt" style:language-asian="zxx" style:country-asian="none" style:font-name-complex="Arial1" style:font-size-complex="18pt" style:language-complex="zxx" style:country-complex="none"/>
    </style:style>
    <style:style style:name="P13" style:family="paragraph" style:parent-style-name="Normal_20__28_Web_29_">
      <loext:graphic-properties draw:fill="solid" draw:fill-color="#ffffff"/>
      <style:paragraph-properties fo:margin-top="0in" fo:margin-bottom="0.1043in" style:contextual-spacing="false" fo:text-align="start" style:justify-single-word="false" fo:background-color="#ffffff"/>
      <style:text-properties fo:color="#000000" loext:opacity="100%" style:font-name="Arial" fo:font-size="18pt" fo:language="zxx" fo:country="none" fo:background-color="#ffff6d" style:font-size-asian="18pt" style:language-asian="zxx" style:country-asian="none" style:font-name-complex="Arial1" style:font-size-complex="18pt" style:language-complex="zxx" style:country-complex="none"/>
    </style:style>
    <style:style style:name="P14" style:family="paragraph" style:parent-style-name="Normal_20__28_Web_29_">
      <loext:graphic-properties draw:fill="solid" draw:fill-color="#ffffff"/>
      <style:paragraph-properties fo:margin-top="0in" fo:margin-bottom="0.1043in" style:contextual-spacing="false" fo:text-align="start" style:justify-single-word="false" fo:background-color="#ffffff"/>
      <style:text-properties fo:color="#000000" loext:opacity="100%" style:font-name="Arial" fo:font-size="18pt" fo:language="zxx" fo:country="none" fo:font-weight="bold" fo:background-color="#81aca6" style:font-size-asian="18pt" style:language-asian="zxx" style:country-asian="none" style:font-weight-asian="bold" style:font-name-complex="Arial1" style:font-size-complex="18pt" style:language-complex="zxx" style:country-complex="none" style:font-weight-complex="bold"/>
    </style:style>
    <style:style style:name="P15" style:family="paragraph" style:parent-style-name="Normal_20__28_Web_29_">
      <loext:graphic-properties draw:fill="solid" draw:fill-color="#ffffff"/>
      <style:paragraph-properties fo:margin-top="0in" fo:margin-bottom="0.1043in" style:contextual-spacing="false" fo:text-align="start" style:justify-single-word="false" fo:background-color="#ffffff"/>
      <style:text-properties fo:color="#000000" loext:opacity="100%" style:font-name="Arial" fo:font-size="18pt" fo:language="zxx" fo:country="none" style:font-size-asian="18pt" style:language-asian="zxx" style:country-asian="none" style:font-name-complex="Arial1" style:font-size-complex="18pt" style:language-complex="zxx" style:country-complex="none"/>
    </style:style>
    <style:style style:name="P16" style:family="paragraph" style:parent-style-name="Normal_20__28_Web_29_">
      <loext:graphic-properties draw:fill="solid" draw:fill-color="#ffffff"/>
      <style:paragraph-properties fo:margin-top="0in" fo:margin-bottom="0.1043in" style:contextual-spacing="false" fo:text-align="start" style:justify-single-word="false" fo:background-color="#ffffff"/>
      <style:text-properties fo:color="#000000" loext:opacity="100%" style:font-name="Arial" fo:font-size="14pt" fo:language="zxx" fo:country="none" fo:font-weight="bold" fo:background-color="#ffff6d" style:font-size-asian="14pt" style:language-asian="zxx" style:country-asian="none" style:font-weight-asian="bold" style:font-name-complex="Arial1" style:font-size-complex="14pt" style:language-complex="zxx" style:country-complex="none" style:font-weight-complex="bold"/>
    </style:style>
    <style:style style:name="P17" style:family="paragraph" style:parent-style-name="Normal_20__28_Web_29_">
      <loext:graphic-properties draw:fill="solid" draw:fill-color="#ffffff"/>
      <style:paragraph-properties fo:margin-top="0in" fo:margin-bottom="0.1043in" style:contextual-spacing="false" fo:text-align="start" style:justify-single-word="false" fo:background-color="#ffffff"/>
      <style:text-properties fo:color="#000000" loext:opacity="100%" style:font-name="Arial" fo:font-size="14pt" fo:language="zxx" fo:country="none" fo:background-color="#ffff6d" style:font-size-asian="14pt" style:language-asian="zxx" style:country-asian="none" style:font-name-complex="Arial1" style:font-size-complex="14pt" style:language-complex="zxx" style:country-complex="none"/>
    </style:style>
    <style:style style:name="P18" style:family="paragraph" style:parent-style-name="Normal_20__28_Web_29_">
      <loext:graphic-properties draw:fill="solid" draw:fill-color="#ffffff"/>
      <style:paragraph-properties fo:margin-top="0in" fo:margin-bottom="0.1043in" style:contextual-spacing="false" fo:text-align="start" style:justify-single-word="false" fo:background-color="#ffffff"/>
      <style:text-properties fo:language="zxx" fo:country="none" fo:background-color="#ffff6d" style:language-asian="zxx" style:country-asian="none" style:language-complex="zxx" style:country-complex="none"/>
    </style:style>
    <style:style style:name="P19" style:family="paragraph" style:parent-style-name="Normal_20__28_Web_29_">
      <loext:graphic-properties draw:fill="solid" draw:fill-color="#ffffff"/>
      <style:paragraph-properties fo:margin-top="0in" fo:margin-bottom="0.1043in" style:contextual-spacing="false" fo:text-align="start" style:justify-single-word="false" fo:background-color="#ffffff"/>
      <style:text-properties fo:language="zxx" fo:country="none" officeooo:paragraph-rsid="001e9717" fo:background-color="#81aca6" style:language-asian="zxx" style:country-asian="none" style:language-complex="zxx" style:country-complex="none"/>
    </style:style>
    <style:style style:name="P20" style:family="paragraph" style:parent-style-name="Normal_20__28_Web_29_">
      <loext:graphic-properties draw:fill="solid" draw:fill-color="#ffffff"/>
      <style:paragraph-properties fo:margin-top="0in" fo:margin-bottom="0.1043in" style:contextual-spacing="false" fo:text-align="start" style:justify-single-word="false" fo:background-color="#ffffff"/>
      <style:text-properties fo:language="zxx" fo:country="none" fo:background-color="#81aca6" style:language-asian="zxx" style:country-asian="none" style:language-complex="zxx" style:country-complex="none"/>
    </style:style>
    <style:style style:name="P21" style:family="paragraph" style:parent-style-name="Normal_20__28_Web_29_">
      <loext:graphic-properties draw:fill="solid" draw:fill-color="#ffffff"/>
      <style:paragraph-properties fo:margin-top="0in" fo:margin-bottom="0.1043in" style:contextual-spacing="false" fo:text-align="start" style:justify-single-word="false" fo:background-color="#ffffff"/>
      <style:text-properties fo:language="zxx" fo:country="none" officeooo:rsid="001e9717" officeooo:paragraph-rsid="001e9717" fo:background-color="#81aca6" style:language-asian="zxx" style:country-asian="none" style:language-complex="zxx" style:country-complex="none"/>
    </style:style>
    <style:style style:name="P22" style:family="paragraph" style:parent-style-name="Normal_20__28_Web_29_">
      <loext:graphic-properties draw:fill="solid" draw:fill-color="#ffffff"/>
      <style:paragraph-properties fo:margin-top="0in" fo:margin-bottom="0.1043in" style:contextual-spacing="false" fo:text-align="start" style:justify-single-word="false" fo:background-color="#ffffff"/>
    </style:style>
    <style:style style:name="P23" style:family="paragraph" style:parent-style-name="Normal_20__28_Web_29_">
      <loext:graphic-properties draw:fill="solid" draw:fill-color="#ffffff"/>
      <style:paragraph-properties fo:margin-top="0in" fo:margin-bottom="0.1043in" style:contextual-spacing="false" fo:text-align="start" style:justify-single-word="false" fo:background-color="#ffffff"/>
      <style:text-properties officeooo:paragraph-rsid="001e9717"/>
    </style:style>
    <style:style style:name="P24" style:family="paragraph" style:parent-style-name="Normal_20__28_Web_29_">
      <loext:graphic-properties draw:fill="solid" draw:fill-color="#ffffff"/>
      <style:paragraph-properties fo:margin-top="0in" fo:margin-bottom="0.1043in" style:contextual-spacing="false" fo:text-align="start" style:justify-single-word="false" fo:background-color="#ffffff"/>
      <style:text-properties fo:color="#231f20" loext:opacity="100%" fo:font-size="20pt" fo:language="zxx" fo:country="none" style:font-size-asian="20pt" style:language-asian="zxx" style:country-asian="none" style:font-size-complex="20pt" style:language-complex="zxx" style:country-complex="none" style:font-style-complex="italic" style:text-scale="103%"/>
    </style:style>
    <style:style style:name="T1" style:family="text">
      <style:text-properties fo:color="#000000" loext:opacity="100%" style:font-name="Lato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fo:color="#000000" loext:opacity="100%" style:font-name="Lato" fo:font-size="16pt" style:font-name-asian="Times New Roman1" style:font-size-asian="16pt" style:font-name-complex="Times New Roman1" style:font-size-complex="16pt"/>
    </style:style>
    <style:style style:name="T3" style:family="text">
      <style:text-properties fo:color="#000000" loext:opacity="100%" style:font-name="Lato" fo:font-size="20pt" style:font-name-asian="Times New Roman1" style:font-size-asian="20pt" style:font-name-complex="Times New Roman1" style:font-size-complex="20pt"/>
    </style:style>
    <style:style style:name="T4" style:family="text">
      <style:text-properties fo:color="#000000" loext:opacity="100%" style:font-name="Lato" fo:font-size="20pt" officeooo:rsid="001f0d28" style:font-name-asian="Times New Roman1" style:font-size-asian="20pt" style:font-name-complex="Times New Roman1" style:font-size-complex="20pt"/>
    </style:style>
    <style:style style:name="T5" style:family="text">
      <style:text-properties fo:color="#000000" loext:opacity="100%" style:font-name="Arial" fo:font-size="18pt" style:font-size-asian="18pt" style:font-name-complex="Arial1" style:font-size-complex="18pt"/>
    </style:style>
    <style:style style:name="T6" style:family="text">
      <style:text-properties fo:color="#000000" loext:opacity="100%" style:font-name="Arial" fo:font-size="18pt" officeooo:rsid="001e9717" style:font-size-asian="18pt" style:font-name-complex="Arial1" style:font-size-complex="18pt"/>
    </style:style>
    <style:style style:name="T7" style:family="text">
      <style:text-properties fo:color="#000000" loext:opacity="100%" style:font-name="Arial" fo:font-size="18pt" fo:language="zxx" fo:country="none" fo:font-style="normal" fo:background-color="#ffff6d" loext:char-shading-value="0" style:font-size-asian="18pt" style:language-asian="zxx" style:country-asian="none" style:font-style-asian="normal" style:font-name-complex="Arial1" style:font-size-complex="18pt" style:language-complex="zxx" style:country-complex="none"/>
    </style:style>
    <style:style style:name="T8" style:family="text">
      <style:text-properties fo:color="#000000" loext:opacity="100%" style:font-name="Arial" fo:font-size="18pt" fo:language="zxx" fo:country="none" fo:font-style="normal" fo:background-color="#81aca6" loext:char-shading-value="0" style:font-size-asian="18pt" style:language-asian="zxx" style:country-asian="none" style:font-style-asian="normal" style:font-name-complex="Arial1" style:font-size-complex="18pt" style:language-complex="zxx" style:country-complex="none"/>
    </style:style>
    <style:style style:name="T9" style:family="text">
      <style:text-properties fo:color="#000000" loext:opacity="100%" style:font-name="Arial" fo:font-size="18pt" fo:language="zxx" fo:country="none" fo:font-style="normal" officeooo:rsid="001e9717" fo:background-color="#81aca6" loext:char-shading-value="0" style:font-size-asian="18pt" style:language-asian="zxx" style:country-asian="none" style:font-style-asian="normal" style:font-name-complex="Arial1" style:font-size-complex="18pt" style:language-complex="zxx" style:country-complex="none"/>
    </style:style>
    <style:style style:name="T10" style:family="text">
      <style:text-properties fo:color="#000000" loext:opacity="100%" style:font-name="Arial" fo:font-size="18pt" fo:language="zxx" fo:country="none" fo:background-color="#ffff6d" loext:char-shading-value="0" style:font-size-asian="18pt" style:language-asian="zxx" style:country-asian="none" style:font-name-complex="Arial1" style:font-size-complex="18pt" style:language-complex="zxx" style:country-complex="none"/>
    </style:style>
    <style:style style:name="T11" style:family="text">
      <style:text-properties fo:color="#000000" loext:opacity="100%" style:font-name="Arial" fo:font-size="18pt" fo:language="zxx" fo:country="none" fo:background-color="#81aca6" loext:char-shading-value="0" style:font-size-asian="18pt" style:language-asian="zxx" style:country-asian="none" style:font-name-complex="Arial1" style:font-size-complex="18pt" style:language-complex="zxx" style:country-complex="none"/>
    </style:style>
    <style:style style:name="T12" style:family="text">
      <style:text-properties fo:color="#231f20" loext:opacity="100%" fo:font-size="18pt" style:font-name-asian="Calibri1" style:font-size-asian="18pt" style:font-size-complex="18pt" style:font-style-complex="italic"/>
    </style:style>
    <style:style style:name="T13" style:family="text">
      <style:text-properties fo:color="#231f20" loext:opacity="100%" fo:font-size="20pt" style:font-name-asian="Calibri1" style:font-size-asian="20pt" style:font-size-complex="20pt"/>
    </style:style>
    <style:style style:name="T14" style:family="text">
      <style:text-properties fo:color="#231f20" loext:opacity="100%" fo:font-size="20pt" style:font-name-asian="Calibri1" style:font-size-asian="20pt" style:font-size-complex="20pt" style:font-style-complex="italic"/>
    </style:style>
    <style:style style:name="T15" style:family="text">
      <style:text-properties fo:color="#231f20" loext:opacity="100%" fo:font-size="20pt" style:font-name-asian="Calibri1" style:font-size-asian="20pt" style:font-size-complex="20pt" style:font-style-complex="italic" style:text-scale="96%"/>
    </style:style>
    <style:style style:name="T16" style:family="text">
      <style:text-properties fo:color="#231f20" loext:opacity="100%" fo:font-size="20pt" style:font-name-asian="Calibri1" style:font-size-asian="20pt" style:font-size-complex="20pt" style:font-style-complex="italic" style:text-scale="108%"/>
    </style:style>
    <style:style style:name="T17" style:family="text">
      <style:text-properties fo:color="#231f20" loext:opacity="100%" fo:font-size="20pt" style:font-name-asian="Calibri1" style:font-size-asian="20pt" style:font-size-complex="20pt" style:font-style-complex="italic" style:text-scale="106%"/>
    </style:style>
    <style:style style:name="T18" style:family="text">
      <style:text-properties fo:color="#231f20" loext:opacity="100%" fo:font-size="20pt" style:font-name-asian="Calibri1" style:font-size-asian="20pt" style:font-size-complex="20pt" style:text-scale="96%"/>
    </style:style>
    <style:style style:name="T19" style:family="text">
      <style:text-properties fo:color="#231f20" loext:opacity="100%" fo:font-size="20pt" fo:letter-spacing="0.0256in" style:font-name-asian="Calibri1" style:font-size-asian="20pt" style:font-size-complex="20pt"/>
    </style:style>
    <style:style style:name="T20" style:family="text">
      <style:text-properties fo:color="#231f20" loext:opacity="100%" fo:font-size="20pt" fo:letter-spacing="0.0256in" style:font-name-asian="Calibri1" style:font-size-asian="20pt" style:font-size-complex="20pt" style:font-style-complex="italic"/>
    </style:style>
    <style:style style:name="T21" style:family="text">
      <style:text-properties fo:color="#231f20" loext:opacity="100%" fo:font-size="20pt" fo:letter-spacing="0.0256in" style:font-size-asian="20pt" style:font-size-complex="20pt" style:font-style-complex="italic"/>
    </style:style>
    <style:style style:name="T22" style:family="text">
      <style:text-properties fo:color="#231f20" loext:opacity="100%" fo:font-size="20pt" fo:letter-spacing="-0.0016in" style:font-name-asian="Calibri1" style:font-size-asian="20pt" style:font-size-complex="20pt" style:font-style-complex="italic" style:text-scale="96%"/>
    </style:style>
    <style:style style:name="T23" style:family="text">
      <style:text-properties fo:color="#231f20" loext:opacity="100%" fo:font-size="20pt" fo:letter-spacing="0.0047in" style:font-name-asian="Calibri1" style:font-size-asian="20pt" style:font-size-complex="20pt" style:font-style-complex="italic"/>
    </style:style>
    <style:style style:name="T24" style:family="text">
      <style:text-properties fo:color="#231f20" loext:opacity="100%" fo:font-size="20pt" fo:letter-spacing="0.0047in" style:font-size-asian="20pt" style:font-size-complex="20pt" style:font-style-complex="italic"/>
    </style:style>
    <style:style style:name="T25" style:family="text">
      <style:text-properties fo:color="#231f20" loext:opacity="100%" fo:font-size="20pt" fo:letter-spacing="0.0028in" style:font-name-asian="Calibri1" style:font-size-asian="20pt" style:font-size-complex="20pt" style:text-scale="96%"/>
    </style:style>
    <style:style style:name="T26" style:family="text">
      <style:text-properties fo:color="#231f20" loext:opacity="100%" fo:font-size="20pt" fo:letter-spacing="0.0028in" style:font-size-asian="20pt" style:font-size-complex="20pt"/>
    </style:style>
    <style:style style:name="T27" style:family="text">
      <style:text-properties fo:color="#231f20" loext:opacity="100%" fo:font-size="20pt" fo:letter-spacing="0.0028in" style:font-size-asian="20pt" style:font-size-complex="20pt" style:font-style-complex="italic" style:text-scale="116%"/>
    </style:style>
    <style:style style:name="T28" style:family="text">
      <style:text-properties fo:color="#231f20" loext:opacity="100%" fo:font-size="20pt" fo:letter-spacing="0.0055in" style:font-name-asian="Calibri1" style:font-size-asian="20pt" style:font-size-complex="20pt" style:font-style-complex="italic"/>
    </style:style>
    <style:style style:name="T29" style:family="text">
      <style:text-properties fo:color="#231f20" loext:opacity="100%" fo:font-size="20pt" fo:letter-spacing="0.0346in" style:font-name-asian="Calibri1" style:font-size-asian="20pt" style:font-size-complex="20pt" style:font-style-complex="italic"/>
    </style:style>
    <style:style style:name="T30" style:family="text">
      <style:text-properties fo:color="#231f20" loext:opacity="100%" fo:font-size="20pt" style:font-size-asian="20pt" style:font-size-complex="20pt"/>
    </style:style>
    <style:style style:name="T31" style:family="text">
      <style:text-properties fo:color="#231f20" loext:opacity="100%" fo:font-size="20pt" style:font-size-asian="20pt" style:font-size-complex="20pt" style:font-style-complex="italic"/>
    </style:style>
    <style:style style:name="T32" style:family="text">
      <style:text-properties fo:color="#231f20" loext:opacity="100%" fo:font-size="20pt" style:font-size-asian="20pt" style:font-size-complex="20pt" style:font-style-complex="italic" style:text-scale="116%"/>
    </style:style>
    <style:style style:name="T33" style:family="text">
      <style:text-properties fo:color="#231f20" loext:opacity="100%" fo:font-size="20pt" style:font-size-asian="20pt" style:font-size-complex="20pt" style:font-style-complex="italic" style:text-scale="103%"/>
    </style:style>
    <style:style style:name="T34" style:family="text">
      <style:text-properties fo:color="#231f20" loext:opacity="100%" fo:font-size="20pt" fo:letter-spacing="0.0118in" style:font-size-asian="20pt" style:font-size-complex="20pt" style:font-style-complex="italic"/>
    </style:style>
    <style:style style:name="T35" style:family="text">
      <style:text-properties fo:color="#231f20" loext:opacity="100%" fo:font-size="20pt" fo:letter-spacing="0.0339in" style:font-size-asian="20pt" style:font-size-complex="20pt" style:font-style-complex="italic"/>
    </style:style>
    <style:style style:name="T36" style:family="text">
      <style:text-properties fo:color="#231f20" loext:opacity="100%" fo:font-size="20pt" fo:letter-spacing="0.0161in" style:font-size-asian="20pt" style:font-size-complex="20pt" style:font-style-complex="italic"/>
    </style:style>
    <style:style style:name="T37" style:family="text">
      <style:text-properties fo:color="#231f20" loext:opacity="100%" fo:font-size="20pt" fo:letter-spacing="0.0071in" style:font-size-asian="20pt" style:font-size-complex="20pt"/>
    </style:style>
    <style:style style:name="T38" style:family="text">
      <style:text-properties fo:color="#231f20" loext:opacity="100%" fo:font-size="20pt" fo:letter-spacing="0.0071in" style:font-size-asian="20pt" style:font-size-complex="20pt" style:font-style-complex="italic"/>
    </style:style>
    <style:style style:name="T39" style:family="text">
      <style:text-properties fo:color="#231f20" loext:opacity="100%" fo:font-size="20pt" fo:letter-spacing="0.0327in" style:font-size-asian="20pt" style:font-size-complex="20pt" style:font-style-complex="italic"/>
    </style:style>
    <style:style style:name="T40" style:family="text">
      <style:text-properties fo:color="#231f20" loext:opacity="100%" fo:font-size="20pt" fo:letter-spacing="0.0063in" style:font-name-asian="Calibri1" style:font-size-asian="20pt" style:font-size-complex="20pt"/>
    </style:style>
    <style:style style:name="T41" style:family="text">
      <style:text-properties fo:color="#231f20" loext:opacity="100%" fo:font-size="20pt" fo:letter-spacing="0.0138in" style:font-name-asian="Calibri1" style:font-size-asian="20pt" style:font-size-complex="20pt" style:font-style-complex="italic"/>
    </style:style>
    <style:style style:name="T42" style:family="text">
      <style:text-properties fo:color="#231f20" loext:opacity="100%" fo:font-size="20pt" fo:letter-spacing="0.0138in" style:font-size-asian="20pt" style:font-size-complex="20pt" style:font-style-complex="italic"/>
    </style:style>
    <style:style style:name="T43" style:family="text">
      <style:text-properties fo:color="#231f20" loext:opacity="100%" fo:font-size="20pt" fo:letter-spacing="-0.0028in" style:font-name-asian="Calibri1" style:font-size-asian="20pt" style:font-size-complex="20pt" style:font-style-complex="italic"/>
    </style:style>
    <style:style style:name="T44" style:family="text">
      <style:text-properties fo:color="#231f20" loext:opacity="100%" fo:font-size="20pt" fo:letter-spacing="-0.0028in" style:font-size-asian="20pt" style:font-size-complex="20pt" style:font-style-complex="italic"/>
    </style:style>
    <style:style style:name="T45" style:family="text">
      <style:text-properties fo:color="#231f20" loext:opacity="100%" fo:font-size="20pt" fo:letter-spacing="0.0102in" style:font-name-asian="Calibri1" style:font-size-asian="20pt" style:font-size-complex="20pt" style:font-style-complex="italic"/>
    </style:style>
    <style:style style:name="T46" style:family="text">
      <style:text-properties fo:color="#231f20" loext:opacity="100%" fo:font-size="20pt" fo:letter-spacing="0.0008in" style:font-size-asian="20pt" style:font-size-complex="20pt" style:font-style-complex="italic"/>
    </style:style>
    <style:style style:name="T47" style:family="text">
      <style:text-properties fo:color="#231f20" loext:opacity="100%" fo:font-size="20pt" fo:letter-spacing="0.0335in" style:font-size-asian="20pt" style:font-size-complex="20pt" style:font-style-complex="italic"/>
    </style:style>
    <style:style style:name="T48" style:family="text">
      <style:text-properties fo:color="#231f20" loext:opacity="100%" fo:font-size="20pt" fo:letter-spacing="0.0354in" style:font-size-asian="20pt" style:font-size-complex="20pt" style:font-style-complex="italic"/>
    </style:style>
    <style:style style:name="T49" style:family="text">
      <style:text-properties fo:color="#231f20" loext:opacity="100%" fo:font-size="20pt" fo:letter-spacing="-0.0102in" style:font-size-asian="20pt" style:font-size-complex="20pt" style:font-style-complex="italic"/>
    </style:style>
    <style:style style:name="T50" style:family="text">
      <style:text-properties fo:color="#231f20" loext:opacity="100%" fo:font-size="20pt" fo:letter-spacing="-0.0173in" style:font-size-asian="20pt" style:font-size-complex="20pt" style:font-style-complex="italic" style:text-scale="116%"/>
    </style:style>
    <style:style style:name="T51" style:family="text">
      <style:text-properties fo:color="#231f20" loext:opacity="100%" fo:font-size="20pt" fo:letter-spacing="0.0154in" style:font-size-asian="20pt" style:font-size-complex="20pt" style:font-style-complex="italic"/>
    </style:style>
    <style:style style:name="T52" style:family="text">
      <style:text-properties fo:color="#231f20" loext:opacity="100%" style:font-name="Times New Roman" fo:font-size="20pt" style:font-size-asian="20pt" style:font-name-complex="Times New Roman1" style:font-size-complex="20pt"/>
    </style:style>
    <style:style style:name="T53" style:family="text">
      <style:text-properties fo:color="#231f20" loext:opacity="100%" style:font-name="Times New Roman" fo:font-size="20pt" style:font-size-asian="20pt" style:font-name-complex="Times New Roman1" style:font-size-complex="20pt" style:font-style-complex="italic"/>
    </style:style>
    <style:style style:name="T54" style:family="text">
      <style:text-properties fo:color="#231f20" loext:opacity="100%" style:font-name="Times New Roman" fo:font-size="20pt" style:font-size-asian="20pt" style:font-name-complex="Times New Roman1" style:font-size-complex="20pt" style:font-style-complex="italic" style:text-scale="109%"/>
    </style:style>
    <style:style style:name="T55" style:family="text">
      <style:text-properties fo:color="#231f20" loext:opacity="100%" style:font-name="Times New Roman" fo:font-size="20pt" style:font-size-asian="20pt" style:font-name-complex="Times New Roman1" style:font-size-complex="20pt" style:font-style-complex="italic" style:text-scale="103%"/>
    </style:style>
    <style:style style:name="T56" style:family="text">
      <style:text-properties fo:color="#231f20" loext:opacity="100%" style:font-name="Times New Roman" fo:font-size="20pt" style:font-size-asian="20pt" style:font-name-complex="Times New Roman1" style:font-size-complex="20pt" style:text-scale="106%"/>
    </style:style>
    <style:style style:name="T57" style:family="text">
      <style:text-properties fo:color="#231f20" loext:opacity="100%" style:font-name="Times New Roman" fo:font-size="20pt" fo:letter-spacing="0.0083in" style:font-size-asian="20pt" style:font-name-complex="Times New Roman1" style:font-size-complex="20pt" style:font-style-complex="italic"/>
    </style:style>
    <style:style style:name="T58" style:family="text">
      <style:text-properties fo:color="#231f20" loext:opacity="100%" style:font-name="Times New Roman" fo:font-size="20pt" fo:letter-spacing="0.0047in" style:font-size-asian="20pt" style:font-name-complex="Times New Roman1" style:font-size-complex="20pt" style:font-style-complex="italic"/>
    </style:style>
    <style:style style:name="T59" style:family="text">
      <style:text-properties fo:color="#231f20" loext:opacity="100%" style:font-name="Times New Roman" fo:font-size="20pt" fo:letter-spacing="-0.0071in" style:font-size-asian="20pt" style:font-name-complex="Times New Roman1" style:font-size-complex="20pt" style:font-style-complex="italic"/>
    </style:style>
    <style:style style:name="T60" style:family="text">
      <style:text-properties fo:color="#231f20" loext:opacity="100%" style:font-name="Times New Roman" fo:font-size="20pt" fo:letter-spacing="0.0134in" style:font-size-asian="20pt" style:font-name-complex="Times New Roman1" style:font-size-complex="20pt" style:font-style-complex="italic"/>
    </style:style>
    <style:style style:name="T61" style:family="text">
      <style:text-properties fo:color="#231f20" loext:opacity="100%" style:font-name="Times New Roman" fo:font-size="20pt" fo:letter-spacing="-0.0083in" style:font-size-asian="20pt" style:font-name-complex="Times New Roman1" style:font-size-complex="20pt" style:font-style-complex="italic"/>
    </style:style>
    <style:style style:name="T62" style:family="text">
      <style:text-properties fo:color="#231f20" loext:opacity="100%" style:font-name="Times New Roman" fo:font-size="20pt" fo:letter-spacing="0.0146in" style:font-size-asian="20pt" style:font-name-complex="Times New Roman1" style:font-size-complex="20pt" style:font-style-complex="italic"/>
    </style:style>
    <style:style style:name="T63" style:family="text">
      <style:text-properties fo:color="#231f20" loext:opacity="100%" style:font-name="Times New Roman" fo:font-size="20pt" fo:letter-spacing="0.0161in" style:font-size-asian="20pt" style:font-name-complex="Times New Roman1" style:font-size-complex="20pt" style:font-style-complex="italic"/>
    </style:style>
    <style:style style:name="T64" style:family="text">
      <style:text-properties fo:color="#231f20" loext:opacity="100%" style:font-name="Times New Roman" fo:font-size="20pt" fo:letter-spacing="0.0272in" style:font-size-asian="20pt" style:font-name-complex="Times New Roman1" style:font-size-complex="20pt" style:font-style-complex="italic"/>
    </style:style>
    <style:style style:name="T65" style:family="text">
      <style:text-properties fo:color="#231f20" loext:opacity="100%" style:font-name="Times New Roman" fo:font-size="20pt" fo:letter-spacing="0.0118in" style:font-size-asian="20pt" style:font-name-complex="Times New Roman1" style:font-size-complex="20pt" style:font-style-complex="italic"/>
    </style:style>
    <style:style style:name="T66" style:family="text">
      <style:text-properties fo:color="#231f20" loext:opacity="100%" style:font-name="Times New Roman" fo:font-size="20pt" fo:letter-spacing="0.0362in" style:font-size-asian="20pt" style:font-name-complex="Times New Roman1" style:font-size-complex="20pt" style:font-style-complex="italic"/>
    </style:style>
    <style:style style:name="T67" style:family="text">
      <style:text-properties fo:color="#231f20" loext:opacity="100%" style:font-name="Times New Roman" fo:font-size="20pt" fo:letter-spacing="0.0165in" style:font-size-asian="20pt" style:font-name-complex="Times New Roman1" style:font-size-complex="20pt" style:font-style-complex="italic"/>
    </style:style>
    <style:style style:name="T68" style:family="text">
      <style:text-properties fo:color="#231f20" loext:opacity="100%" style:font-name="Times New Roman" fo:font-size="20pt" fo:letter-spacing="0.0236in" style:font-size-asian="20pt" style:font-name-complex="Times New Roman1" style:font-size-complex="20pt"/>
    </style:style>
    <style:style style:name="T69" style:family="text">
      <style:text-properties fo:color="#231f20" loext:opacity="100%" style:font-name="Times New Roman" fo:font-size="20pt" fo:letter-spacing="0.002in" style:font-size-asian="20pt" style:font-name-complex="Times New Roman1" style:font-size-complex="20pt" style:font-style-complex="italic"/>
    </style:style>
    <style:style style:name="T70" style:family="text">
      <style:text-properties fo:color="#231f20" loext:opacity="100%" style:font-name="Times New Roman" fo:font-size="20pt" fo:letter-spacing="-0.0028in" style:font-size-asian="20pt" style:font-name-complex="Times New Roman1" style:font-size-complex="20pt" style:font-style-complex="italic"/>
    </style:style>
    <style:style style:name="T71" style:family="text">
      <style:text-properties fo:color="#231f20" loext:opacity="100%" style:font-name="Times New Roman" fo:font-size="20pt" fo:letter-spacing="0.0283in" style:font-size-asian="20pt" style:font-name-complex="Times New Roman1" style:font-size-complex="20pt" style:font-style-complex="italic"/>
    </style:style>
    <style:style style:name="T72" style:family="text">
      <style:text-properties fo:color="#231f20" loext:opacity="100%" fo:font-size="14pt" fo:font-style="italic" style:font-size-asian="14pt" style:font-style-asian="italic" style:font-size-complex="14pt" style:font-style-complex="italic"/>
    </style:style>
    <style:style style:name="T73" style:family="text">
      <style:text-properties officeooo:rsid="001eab68"/>
    </style:style>
    <style:style style:name="T74" style:family="text">
      <style:text-properties officeooo:rsid="001f0d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Упражнение1</text:span><text:span text:style-name="T2">. </text:span><text:span text:style-name="T1">Согласуйте сказуемое с подлежащим. Обоснуйте выбор формы сказуемого. В каких случаях возможно использование нескольких форм сказуемого? С чем это связано?</text:span></text:p>
      <text:p text:style-name="P5"/>
      <text:p text:style-name="P7">1. Большинство беженцев, обосновавшихся в лагере, был<text:span text:style-name="T73">И</text:span> оборван<text:span text:style-name="T73">Ы</text:span><text:span text:style-name="T74">МИ</text:span> и полураздет<text:span text:style-name="T73">Ы</text:span><text:span text:style-name="T74">МИ</text:span></text:p>
      <text:p text:style-name="P7"><text:s/>2. Ряд студентов нашей группы задержался в библиотеке.</text:p>
      <text:p text:style-name="P7"><text:s/>3. Большинство работ молодого учёного посвящен<text:span text:style-name="T73">О</text:span> проблемам теоретической физики.</text:p>
      <text:p text:style-name="P7"><text:s/>4. Большинство команд<text:span text:style-name="T74">ы</text:span> поддержал<text:span text:style-name="T73">О</text:span> решение участвовать в чемпионате.</text:p>
      <text:p text:style-name="P7"><text:s/>5. Большинство людей, пришедших на митинг, поддержал<text:span text:style-name="T73">И</text:span> оратора.</text:p>
      <text:p text:style-name="P7"><text:s/>6. Подавляющее число студентов показал<text:span text:style-name="T73">О</text:span> хорошее владение английским языком.</text:p>
      <text:p text:style-name="P7"><text:s/>7. Часть стульев стоял<text:span text:style-name="T74">А</text:span> у стены.</text:p>
      <text:p text:style-name="P7"><text:s/>8. Несколько человек молчал<text:span text:style-name="T74">И</text:span></text:p>
      <text:p text:style-name="P7">9. Ряд лиц, виденных мной на митинге, был<text:span text:style-name="T74">И</text:span> мне знаком<text:span text:style-name="T74">Ы</text:span> </text:p>
      <text:p text:style-name="P7">10. Ребят радовала поездка. Большинство не был<text:span text:style-name="T74">О</text:span> в Москве ранее.</text:p>
      <text:p text:style-name="P7"><text:s/>11. Ряд предложений нашей депутатской группы поддержа<text:span text:style-name="T74">Н/Ы</text:span> другими фракциями.</text:p>
      <text:p text:style-name="P4"><text:soft-page-break/><text:span text:style-name="T3"><text:s/>12. Большинство спортсменов, несмотря на усталость, борол</text:span><text:span text:style-name="T4">ИСЬ</text:span><text:span text:style-name="T3"> за победу самоотверженно.</text:span></text:p>
      <text:p text:style-name="P7"><text:s/>13. Часть голосов был<text:span text:style-name="T74">А</text:span> подан<text:span text:style-name="T74">А</text:span> за этого кандидата.</text:p>
      <text:p text:style-name="P8">14. Часть моих привычек и вкусов раздражал<text:span text:style-name="T74">И </text:span>брата.</text:p>
      <text:p text:style-name="P8">15. Часть домов на нашей улице был<text:span text:style-name="T74">А</text:span> деревянн<text:span text:style-name="T74">ОЙ</text:span></text:p>
      <text:p text:style-name="P7"><text:s/>16. Ряд новых домов построе<text:span text:style-name="T74">Н</text:span> за последний год.</text:p>
      <text:p text:style-name="P7"><text:s/>17. Ряд ораторов в ходе прений внесл<text:span text:style-name="T74">И</text:span> свои предложения по изменению данного закона.</text:p>
      <text:p text:style-name="P8">18. Сколько же сказок ещё остал<text:span text:style-name="T74">О</text:span>сь в её памяти!</text:p>
      <text:p text:style-name="P8">19. Подавляющее большинство делегатов поддержал<text:span text:style-name="T74">О</text:span> предложенное решение.</text:p>
      <text:p text:style-name="P6"/>
      <text:p text:style-name="P9">Упражнение2.</text:p>
      <text:p text:style-name="P16">Ошибка: нарушение связи между подлежащим и сказуемым</text:p>
      <text:p text:style-name="P17"/>
      <text:p text:style-name="P13">1) До 1936 г. Тбилиси называлось Тифлисом.</text:p>
      <text:p text:style-name="P13">2) Весь день пони катало в зоопарке малышей.</text:p>
      <text:p text:style-name="P13">3) МГУ было основано в 1755г. по инициативе первого русского академика</text:p>
      <text:p text:style-name="P18"><text:soft-page-break/><text:span text:style-name="T5">М. В. Ломоносова.</text:span></text:p>
      <text:p text:style-name="P13">4) Главное, чему теперь я хочу уделить внимание, это художе­ственной стороне произведения</text:p>
      <text:p text:style-name="P13">5) Все, кто побывал в Крыму, увёз с собой после расставания с ним яркие впечатления о море, южных травах и цветах.</text:p>
      <text:p text:style-name="P13">6) Каждый, кто хотя бы раз смотрел фильм «Место встречи изменить нельзя», легко узнают цитаты из него.</text:p>
      <text:p text:style-name="P13">7) Те, кто бывали в Геленджике, не могли не любоваться красотой набережной.</text:p>
      <text:p text:style-name="P13">8) В лесу растут много деревьев.</text:p>
      <text:p text:style-name="P22"><text:span text:style-name="Emphasis"><text:span text:style-name="T7">9) Большинство </text:span></text:span><text:span text:style-name="T10">возражали </text:span><text:span text:style-name="Emphasis"><text:span text:style-name="T10">п</text:span></text:span><text:span text:style-name="Emphasis"><text:span text:style-name="T7">ротив такой оценки его творчества.</text:span></text:span></text:p>
      <text:p text:style-name="P13">10) Обычно молодежь является носителями передовых идей.</text:p>
      <text:p text:style-name="P13">11) Операторами инфраструктуры сети железных дорог России являются ОАО РЖД.</text:p>
      <text:p text:style-name="P13">12) Чтобы приносить пользу Родине, нужно смелость, знания, чёткость.</text:p>
      <text:p text:style-name="P13">13) Все, кто не потеряли ещё головы, были против терроризма.</text:p>
      <text:p text:style-name="P18"><text:span text:style-name="T12"><text:s/></text:span><text:span text:style-name="T14">14)Ничто</text:span><text:span text:style-name="T13">,</text:span><text:span text:style-name="T19"> </text:span><text:span text:style-name="T15">даже</text:span><text:span text:style-name="T22"> </text:span><text:span text:style-name="T14">проливные </text:span><text:span text:style-name="T23">дожди</text:span><text:span text:style-name="T18">,</text:span><text:span text:style-name="T25"> </text:span><text:span text:style-name="T14">не</text:span><text:span text:style-name="T28"> </text:span><text:span text:style-name="T14">могли</text:span><text:span text:style-name="T20"> </text:span><text:span text:style-name="T14">помешать</text:span><text:span text:style-name="T29"> </text:span><text:span text:style-name="T16">состязаниям.</text:span></text:p>
      <text:p text:style-name="P1"><text:span text:style-name="T53">15)Кто</text:span><text:span text:style-name="T57"> </text:span><text:span text:style-name="T53">из</text:span><text:span text:style-name="T58"> </text:span><text:span text:style-name="T53">сестер</text:span><text:span text:style-name="T59"> </text:span><text:span text:style-name="T53">вам</text:span><text:span text:style-name="T60"> </text:span><text:span text:style-name="T53">об</text:span><text:span text:style-name="T61"> </text:span><text:span text:style-name="T53">этом</text:span><text:span text:style-name="T62"> </text:span><text:span text:style-name="T54">сказала</text:span><text:span text:style-name="T56">?</text:span></text:p>
      <text:p text:style-name="P18"><text:span text:style-name="T31">16)Те</text:span><text:span text:style-name="T30">,</text:span><text:span text:style-name="T26"> </text:span><text:span text:style-name="T31">кто</text:span><text:span text:style-name="T34"> </text:span><text:span text:style-name="T31">поехал</text:span><text:span text:style-name="T35"> </text:span><text:span text:style-name="T31">на</text:span><text:span text:style-name="T36"> </text:span><text:span text:style-name="T31">экскурсию</text:span><text:span text:style-name="T30">,</text:span><text:span text:style-name="T37"> </text:span><text:span text:style-name="T31">остался</text:span><text:span text:style-name="T39"> </text:span><text:span text:style-name="T31">очень</text:span><text:span text:style-name="T38"> </text:span><text:span text:style-name="T31">доволен</text:span></text:p>
      <text:p text:style-name="P2"><text:soft-page-break/><text:span text:style-name="T53">17)Многие</text:span><text:span text:style-name="T63"> </text:span><text:span text:style-name="T53">из</text:span><text:span text:style-name="T58"> </text:span><text:span text:style-name="T53">тех,</text:span><text:span text:style-name="T64"> </text:span><text:span text:style-name="T53">кто</text:span><text:span text:style-name="T65"> </text:span><text:span text:style-name="T53">любит</text:span><text:span text:style-name="T66"> </text:span><text:span text:style-name="T53">русский</text:span><text:span text:style-name="T67"> </text:span><text:span text:style-name="T53">Север</text:span><text:span text:style-name="T52">,</text:span><text:span text:style-name="T68"> </text:span><text:span text:style-name="T53">стремится </text:span><text:span text:style-name="T57">еще</text:span><text:span text:style-name="T69"> </text:span><text:span text:style-name="T55">раз</text:span><text:span text:style-name="T70"> </text:span><text:span text:style-name="T53">посетить</text:span><text:span text:style-name="T71"> </text:span><text:span text:style-name="T53">Кижи.</text:span></text:p>
      <text:p text:style-name="P18"><text:span text:style-name="T13">18)В</text:span><text:span text:style-name="T40"> </text:span><text:span text:style-name="T14">газете</text:span><text:span text:style-name="T41"> </text:span><text:span text:style-name="T14">«Московском</text:span><text:span text:style-name="T43"> </text:span><text:span text:style-name="T14">комсомольце»</text:span><text:span text:style-name="T45"> </text:span><text:span text:style-name="T17">опубликовано </text:span><text:span text:style-name="T31">Пьеса</text:span><text:span text:style-name="T46"> </text:span><text:span text:style-name="T31">«Вишневый</text:span><text:span text:style-name="T47"> </text:span><text:span text:style-name="T31">сад».</text:span></text:p>
      <text:p text:style-name="P18"><text:span text:style-name="T31">19)Улица</text:span><text:span text:style-name="T48"> </text:span><text:span text:style-name="T31">Арбат</text:span><text:span text:style-name="T42"> </text:span><text:span text:style-name="T31">расположен</text:span><text:span text:style-name="T24"> </text:span><text:span text:style-name="T31">в центре Москвы.</text:span></text:p>
      <text:p text:style-name="P18"><text:span text:style-name="T31">20)</text:span><text:span text:style-name="T72"> </text:span><text:span text:style-name="T31">Озеро</text:span><text:span text:style-name="T49"> </text:span><text:span text:style-name="T32">Байкал</text:span><text:span text:style-name="T50"> </text:span><text:span text:style-name="T32">–</text:span><text:span text:style-name="T27"> </text:span><text:span text:style-name="T31">самый</text:span><text:span text:style-name="T21"> </text:span><text:span text:style-name="T31">глубокий</text:span><text:span text:style-name="T51"> </text:span><text:span text:style-name="T31">в</text:span><text:span text:style-name="T44"> </text:span><text:span text:style-name="T33">России.</text:span></text:p>
      <text:p text:style-name="P24"/>
      <text:p text:style-name="P14">Упражнение 3</text:p>
      <text:p text:style-name="P14">Ошибка в построении сложного предложения</text:p>
      <text:p text:style-name="P11"/>
      <text:p text:style-name="P11">1) Когда я закончил читать эту книгу. Я понял глубокий замысел автора.</text:p>
      <text:p text:style-name="P19"><text:span text:style-name="T5">Когда я закончил читать эту книгу, </text:span><text:span text:style-name="T6">я</text:span><text:span text:style-name="T5"> понял глубокий замысел автора.</text:span></text:p>
      <text:p text:style-name="P20"><text:span text:style-name="T5">2) Ум автор текста понимает не только как просвещенность, интеллигентность, но и с понятием «ум­ный» связывалось представление о вольноду­мстве. - </text:span><text:span text:style-name="T6">связывает</text:span></text:p>
      <text:p text:style-name="P11">3) Игру надо было закончить из-за темноты, которой мы увлеклись.</text:p>
      <text:p text:style-name="P10">Игру, который мы увлеклись, надо было закончить из-за темноты.</text:p>
      <text:p text:style-name="P11">4) Читая классическую литературу, замечаешь, что насколько по-разному «град Петров» изображён в произведениях А.С. Пушкина, Н.В. Гоголя, Ф.М. Достоевского.</text:p>
      <text:p text:style-name="P19"><text:soft-page-break/><text:span text:style-name="T5">Читая классическую литературу, замечаешь насколько по-разному «град Петров» изображён в произведениях А.С. Пушкина, Н.В. Гоголя, Ф.М. Достоевского.</text:span></text:p>
      <text:p text:style-name="P11">5) Она говорила то, что в жизни есть не только полезное, но и прекрасное.</text:p>
      <text:p text:style-name="P12">Она говорила, что в жизни есть не только полезное, но и прекрасное.</text:p>
      <text:p text:style-name="P11">6) Незнакомец поинтересовался, что правильной ли дорогой он идёт в помещичью усадьбу.</text:p>
      <text:p text:style-name="P12">Незнакомец поинтересовался, правильной ли дорогой он идёт в помещичью усадьбу.</text:p>
      <text:p text:style-name="P11">7) Он тяжело задумался. Поэтому глаза его так печальны.</text:p>
      <text:p text:style-name="P19"><text:span text:style-name="T5">Он тяжело задумался,</text:span><text:span text:style-name="T6"> п</text:span><text:span text:style-name="T5">оэтому глаза его так печальны.</text:span></text:p>
      <text:p text:style-name="P11">8) Мне нравится этот город из-за того, что он маленький и уютный.</text:p>
      <text:p text:style-name="P19"><text:span text:style-name="T5">Мне нравится этот город, </text:span><text:span text:style-name="T6">так как</text:span><text:span text:style-name="T5"> он маленький и уютный.</text:span></text:p>
      <text:p text:style-name="P22"><text:span text:style-name="Emphasis"><text:span text:style-name="T8">9) Эта </text:span></text:span><text:span text:style-name="T11">книга</text:span><text:span text:style-name="Emphasis"><text:span text:style-name="T11"> </text:span></text:span><text:span text:style-name="Emphasis"><text:span text:style-name="T8">научила меня ценить и уважать друзей, которую я прочитал еще в детстве.</text:span></text:span></text:p>
      <text:p text:style-name="P23"><text:span text:style-name="Emphasis"><text:span text:style-name="T9">Книга, которую я прочитал еще в детсве, научила меня ценить и уважать друзей</text:span></text:span></text:p>
      <text:p text:style-name="P22"><text:span text:style-name="Emphasis"><text:span text:style-name="T8"><text:s/>10) Человеку показалось то, что это сон.</text:span></text:span></text:p>
      <text:p text:style-name="P23"><text:span text:style-name="Emphasis"><text:span text:style-name="T8">Человеку показалось, что это сон.</text:span></text:span></text:p>
      <text:p text:style-name="P11">11) Ты не забудешь о человеке никогда, который столько для тебя сделал.</text:p>
      <text:p text:style-name="P21"/>
      <text:p text:style-name="P20"><text:bookmark text:name="_GoBack"/><text:soft-page-break/><text:span text:style-name="T5">1</text:span><text:span text:style-name="T6">2</text:span><text:span text:style-name="T5">) Когда ветер усиливается, и кроны деревьев шумят под его порывами.</text:span></text:p>
      <text:p text:style-name="P19"><text:span text:style-name="T5">Когда ветер усиливается, </text:span><text:span text:style-name="T6">то</text:span><text:span text:style-name="T5"> кроны деревьев шумят под его порывами.</text:span>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ato" svg:font-family="Lato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_20__28_WW_29_" style:display-name="Default Paragraph Font (WW)" style:family="text"/>
    <style:style style:name="Emphasis" style:family="text" style:parent-style-name="Default_20_Paragraph_20_Font_20__28_WW_29_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омашний ПК</meta:initial-creator>
    <meta:editing-cycles>19</meta:editing-cycles>
    <meta:creation-date>2021-03-10T02:59:00</meta:creation-date>
    <dc:date>2024-01-19T16:31:00.824086767</dc:date>
    <meta:editing-duration>PT1H58M16S</meta:editing-duration>
    <meta:generator>LibreOffice/7.6.4.1$Linux_X86_64 LibreOffice_project/60$Build-1</meta:generator>
    <meta:document-statistic meta:table-count="0" meta:image-count="0" meta:object-count="0" meta:page-count="6" meta:paragraph-count="67" meta:word-count="654" meta:character-count="4421" meta:non-whitespace-character-count="3818"/>
    <meta:user-defined meta:name="AppVersion">16.0000</meta:user-defined>
    <meta:user-defined meta:name="Company">SPecialiST RePack</meta:user-defined>
    <meta:template xlink:type="simple" xlink:actuate="onRequest" xlink:title="Normal" xlink:href=""/>
  </office:meta>
</office:document-meta>
</file>